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13.4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3.49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3.494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4.101cm"/>
    </style:style>
    <style:style style:name="Table5.B" style:family="table-column">
      <style:table-column-properties style:column-width="13.494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13.494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3.4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list-style-name="L3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1c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font-size="14pt" officeooo:paragraph-rsid="00008fde" style:font-name-asian="Calibri" style:font-size-asian="14pt" style:font-name-complex="Calibri"/>
    </style:style>
    <style:style style:name="P3" style:family="paragraph" style:parent-style-name="Standard" style:list-style-name="L1">
      <style:paragraph-properties fo:margin-top="0cm" fo:margin-bottom="0.353cm" loext:contextual-spacing="false" fo:line-height="100%" fo:text-align="justify" style:justify-single-word="false"/>
      <style:text-properties fo:font-weight="normal" officeooo:rsid="00008fde" officeooo:paragraph-rsid="00008fde" style:font-weight-asian="normal" style:font-weight-complex="normal"/>
    </style:style>
    <style:style style:name="P4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font-weight="normal" officeooo:rsid="00008fde" officeooo:paragraph-rsid="00008fde" style:font-weight-asian="normal" style:font-weight-complex="normal"/>
    </style:style>
    <style:style style:name="P5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008fde"/>
    </style:style>
    <style:style style:name="P6" style:family="paragraph" style:parent-style-name="Standard" style:master-page-name="Standard">
      <style:paragraph-properties fo:margin-top="0cm" fo:margin-bottom="0.353cm" loext:contextual-spacing="false" fo:line-height="100%" fo:text-align="justify" style:justify-single-word="false" style:page-number="auto"/>
      <style:text-properties fo:font-size="18pt" fo:font-weight="bold" officeooo:rsid="00008fde" officeooo:paragraph-rsid="00008fde" style:font-name-asian="Calibri" style:font-size-asian="18pt" style:font-weight-asian="bold" style:font-name-complex="Calibri"/>
    </style:style>
    <style:style style:name="P7" style:family="paragraph" style:parent-style-name="Table_20_Contents" style:list-style-name="L11">
      <style:paragraph-properties fo:text-align="justify" style:justify-single-word="false"/>
      <style:text-properties officeooo:paragraph-rsid="00021c09"/>
    </style:style>
    <style:style style:name="P8" style:family="paragraph" style:parent-style-name="Table_20_Contents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8fde" officeooo:paragraph-rsid="00008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1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c09" officeooo:paragraph-rsid="00021c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0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c09" officeooo:paragraph-rsid="00021c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9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c09" officeooo:paragraph-rsid="0002d6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2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3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3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1c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4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8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5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6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9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9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1c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7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8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08fde" officeooo:paragraph-rsid="00008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11">
      <style:paragraph-properties fo:text-align="justify" style:justify-single-word="false"/>
      <style:text-properties officeooo:rsid="00021c09" officeooo:paragraph-rsid="00021c09"/>
    </style:style>
    <style:style style:name="P26" style:family="paragraph" style:parent-style-name="Table_20_Contents" style:list-style-name="L11">
      <style:paragraph-properties fo:line-height="100%" fo:text-align="justify" style:justify-single-word="false"/>
      <style:text-properties officeooo:rsid="00021c09" officeooo:paragraph-rsid="00021c09"/>
    </style:style>
    <style:style style:name="P27" style:family="paragraph" style:parent-style-name="Table_20_Contents">
      <style:paragraph-properties fo:line-height="100%" fo:text-align="justify" style:justify-single-word="false"/>
      <style:text-properties officeooo:paragraph-rsid="00008fde"/>
    </style:style>
    <style:style style:name="P28" style:family="paragraph" style:parent-style-name="Table_20_Contents" style:list-style-name="L12">
      <style:paragraph-properties fo:line-height="100%" fo:text-align="justify" style:justify-single-word="false"/>
      <style:text-properties officeooo:paragraph-rsid="00015d0d"/>
    </style:style>
    <style:style style:name="P29" style:family="paragraph" style:parent-style-name="Table_20_Contents" style:list-style-name="L11">
      <style:paragraph-properties fo:line-height="100%" fo:text-align="justify" style:justify-single-word="false"/>
      <style:text-properties officeooo:paragraph-rsid="00021c09"/>
    </style:style>
    <style:style style:name="P30" style:family="paragraph" style:parent-style-name="Table_20_Contents">
      <style:paragraph-properties fo:line-height="100%" fo:text-align="justify" style:justify-single-word="false"/>
      <style:text-properties officeooo:paragraph-rsid="00014895"/>
    </style:style>
    <style:style style:name="P31" style:family="paragraph" style:parent-style-name="Table_20_Contents" style:list-style-name="L14">
      <style:paragraph-properties fo:line-height="100%" fo:text-align="justify" style:justify-single-word="false"/>
      <style:text-properties officeooo:paragraph-rsid="00015d0d"/>
    </style:style>
    <style:style style:name="P32" style:family="paragraph" style:parent-style-name="Table_20_Contents" style:list-style-name="L10">
      <style:paragraph-properties fo:line-height="100%" fo:text-align="justify" style:justify-single-word="false"/>
      <style:text-properties officeooo:paragraph-rsid="00021c09"/>
    </style:style>
    <style:style style:name="P33" style:family="paragraph" style:parent-style-name="Table_20_Contents" style:list-style-name="L15">
      <style:paragraph-properties fo:line-height="100%" fo:text-align="justify" style:justify-single-word="false"/>
      <style:text-properties officeooo:paragraph-rsid="00015d0d"/>
    </style:style>
    <style:style style:name="P34" style:family="paragraph" style:parent-style-name="Table_20_Contents" style:list-style-name="L9">
      <style:paragraph-properties fo:line-height="100%" fo:text-align="justify" style:justify-single-word="false"/>
      <style:text-properties officeooo:paragraph-rsid="00021c09"/>
    </style:style>
    <style:style style:name="P35" style:family="paragraph" style:parent-style-name="Table_20_Contents" style:list-style-name="L16">
      <style:paragraph-properties fo:line-height="100%" fo:text-align="justify" style:justify-single-word="false"/>
      <style:text-properties officeooo:paragraph-rsid="00015d0d"/>
    </style:style>
    <style:style style:name="P36" style:family="paragraph" style:parent-style-name="Table_20_Contents">
      <style:paragraph-properties fo:margin-left="0cm" fo:margin-right="0cm" fo:line-height="100%" fo:text-align="justify" style:justify-single-word="false" fo:text-indent="0cm" style:auto-text-indent="false"/>
      <style:text-properties officeooo:paragraph-rsid="00008fde"/>
    </style:style>
    <style:style style:name="P37" style:family="paragraph" style:parent-style-name="Table_20_Contents" style:list-style-name="L13">
      <style:paragraph-properties fo:margin-left="0cm" fo:margin-right="0cm" fo:line-height="100%" fo:text-align="justify" style:justify-single-word="false" fo:text-indent="-0.635cm" style:auto-text-indent="false"/>
    </style:style>
    <style:style style:name="T1" style:family="text">
      <style:text-properties fo:font-size="14pt" fo:font-weight="bold" style:font-name-asian="Calibri" style:font-size-asian="14pt" style:font-weight-asian="bold" style:font-name-complex="Calibri"/>
    </style:style>
    <style:style style:name="T2" style:family="text">
      <style:text-properties fo:font-size="14pt" fo:font-weight="bold" officeooo:rsid="00008fde" style:font-name-asian="Calibri" style:font-size-asian="14pt" style:font-weight-asian="bold" style:font-name-complex="Calibri"/>
    </style:style>
    <style:style style:name="T3" style:family="text">
      <style:text-properties fo:font-size="14pt" style:font-name-asian="Calibri" style:font-size-asian="14pt" style:font-name-complex="Calibri"/>
    </style:style>
    <style:style style:name="T4" style:family="text">
      <style:text-properties fo:font-size="14pt" officeooo:rsid="00008fde" style:font-name-asian="Calibri" style:font-size-asian="14pt" style:font-name-complex="Calibri"/>
    </style:style>
    <style:style style:name="T5" style:family="text">
      <style:text-properties officeooo:rsid="00008fde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8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4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5d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c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8fde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4895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c09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officeooo:rsid="00008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 style:font-name-asian="Calibri" style:font-name-complex="Calibri"/>
    </style:style>
    <style:style style:name="T18" style:family="text">
      <style:text-properties style:text-underline-style="none"/>
    </style:style>
    <style:style style:name="T19" style:family="text">
      <style:text-properties style:font-name-asian="Calibri" style:font-name-complex="Calibri"/>
    </style:style>
    <style:style style:name="T20" style:family="text">
      <style:text-properties officeooo:rsid="00021c09" style:font-name-asian="Calibri" style:font-name-complex="Calibri"/>
    </style:style>
    <style:style style:name="T21" style:family="text">
      <style:text-properties officeooo:rsid="00014895"/>
    </style:style>
    <style:style style:name="T22" style:family="text">
      <style:text-properties style:font-name-complex="Times New Roman1"/>
    </style:style>
    <style:style style:name="T23" style:family="text">
      <style:text-properties officeooo:rsid="00021c09" style:font-name-complex="Times New Roman1"/>
    </style:style>
    <style:style style:name="T24" style:family="text">
      <style:text-properties officeooo:rsid="00021c09"/>
    </style:style>
    <style:style style:name="T25" style:family="text">
      <style:text-properties style:font-name="Liberation Serif" officeooo:rsid="00021c09" style:font-name-asian="Calibri" style:font-name-complex="Calibri"/>
    </style:style>
    <style:style style:name="T26" style:family="text">
      <style:text-properties officeooo:rsid="0002d6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secases</text:p>
      <text:p text:style-name="P2"/>
      <text:p text:style-name="P5"><text:span text:style-name="T1">Admin Role/</text:span><text:span text:style-name="T2">Usecase</text:span><text:span text:style-name="T1"> – </text:span><text:span text:style-name="T4">Atanur Demir</text:span></text:p>
      <text:p text:style-name="P5"><text:span text:style-name="T2">Usecases</text:span><text:span text:style-name="T1">: </text:span></text:p>
      <text:list xml:id="list3954710453" text:style-name="L1">
        <text:list-item>
          <text:p text:style-name="P3"><text:span text:style-name="T3"/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Usecase Name</text:p>
          </table:table-cell>
          <table:table-cell table:style-name="Table1.B1" office:value-type="string">
            <text:p text:style-name="P24"><text:span text:style-name="T18">TakenAppointments</text:span></text:p>
          </table:table-cell>
        </table:table-row>
        <table:table-row>
          <table:table-cell table:style-name="Table1.A2" office:value-type="string">
            <text:p text:style-name="P8">Participating Actor</text:p>
          </table:table-cell>
          <table:table-cell table:style-name="Table1.B2" office:value-type="string">
            <text:p text:style-name="P8">Initiated by Doctor</text:p>
          </table:table-cell>
        </table:table-row>
        <table:table-row>
          <table:table-cell table:style-name="Table1.A2" office:value-type="string">
            <text:p text:style-name="P8">Flow of Events</text:p>
          </table:table-cell>
          <table:table-cell table:style-name="Table1.B2" office:value-type="string">
            <text:list xml:id="list2269689296" text:style-name="L2">
              <text:list-item>
                <text:p text:style-name="P13"/>
              </text:list-item>
            </text:list>
          </table:table-cell>
        </table:table-row>
        <table:table-row>
          <table:table-cell table:style-name="Table1.A2" office:value-type="string">
            <text:p text:style-name="P8">Entry Condition</text:p>
          </table:table-cell>
          <table:table-cell table:style-name="Table1.B2" office:value-type="string">
            <text:p text:style-name="P36"><text:span text:style-name="T7">Doctor must login into system successfully.</text:span></text:p>
            <text:p text:style-name="P36"><text:span text:style-name="T7">Doctor must go the page where the viewing Appointment page will be procedure.</text:span></text:p>
          </table:table-cell>
        </table:table-row>
        <table:table-row>
          <table:table-cell table:style-name="Table1.A2" office:value-type="string">
            <text:p text:style-name="P8">Exit Condition</text:p>
          </table:table-cell>
          <table:table-cell table:style-name="Table1.B2" office:value-type="string">
            <text:list xml:id="list3123536337" text:style-name="L13">
              <text:list-item>
                <text:p text:style-name="P37"><text:span text:style-name="T6">Doctor press one of the "back" or "</text:span><text:span text:style-name="T7">logout</text:span><text:span text:style-name="T6">" </text:span><text:span text:style-name="T7">buttons</text:span><text:span text:style-name="T6"> on the corresponding page.</text:span></text:p>
              </text:list-item>
              <text:list-item>
                <text:p text:style-name="P37"><text:span text:style-name="T6">If the doctor presses “back”, it will return to the main menu. If the doctor </text:span><text:span text:style-name="T9">presses</text:span><text:span text:style-name="T6"> “</text:span><text:span text:style-name="T9">logout</text:span><text:span text:style-name="T6">”, </text:span><text:span text:style-name="T9">s/he</text:span><text:span text:style-name="T6"> will </text:span><text:span text:style-name="T9">logout</text:span><text:span text:style-name="T6"> the system. Either way, </text:span><text:span text:style-name="T9">it </text:span><text:span text:style-name="T6">terminate</text:span><text:span text:style-name="T9">s</text:span><text:span text:style-name="T6"> the process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8">Quality Requirements</text:p>
          </table:table-cell>
          <table:table-cell table:style-name="Table1.B2" office:value-type="string">
            <text:list xml:id="list4229702375" text:style-name="L3">
              <text:list-item>
                <text:p text:style-name="P14">The doctor should be able to see the appointments correctly.</text:p>
              </text:list-item>
              <text:list-item>
                <text:p text:style-name="P14">The doctor should be able to see the list of patients who have made appointments day by day and should not wait during the transition between days.</text:p>
              </text:list-item>
              <text:list-item>
                <text:p text:style-name="P1"><text:span text:style-name="T22">Listing the appointments </text:span><text:span text:style-name="T25">processes</text:span><text:span text:style-name="T22"> should not take </text:span><text:span text:style-name="T23">more than five</text:span><text:span text:style-name="T22"> seconds.</text:span></text:p>
              </text:list-item>
              <text:list-item>
                <text:p text:style-name="P15"><text:span text:style-name="T22">When the doctor presses back or exit, he should receive a message that the procedure is complete.</text:span></text:p>
              </text:list-item>
            </text:list>
          </table:table-cell>
        </table:table-row>
      </table:table>
      <text:list xml:id="list30535325610691" text:continue-list="list3954710453" text:style-name="L1">
        <text:list-header>
          <text:p text:style-name="P3"><text:span text:style-name="T3"/></text:p>
        </text:list-header>
        <text:list-item>
          <text:p text:style-name="P3"><text:span text:style-name="T3"/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Usecase Name</text:p>
          </table:table-cell>
          <table:table-cell table:style-name="Table2.B1" office:value-type="string">
            <text:p text:style-name="P27"><text:span text:style-name="T16">R</text:span><text:span text:style-name="T15">eport</text:span><text:span text:style-name="T16">Patient</text:span></text:p>
          </table:table-cell>
        </table:table-row>
        <table:table-row>
          <table:table-cell table:style-name="Table2.A2" office:value-type="string">
            <text:p text:style-name="P8">Participating Actor</text:p>
          </table:table-cell>
          <table:table-cell table:style-name="Table2.B2" office:value-type="string">
            <text:p text:style-name="P8">Initiated by Doctor</text:p>
          </table:table-cell>
        </table:table-row>
        <table:table-row>
          <table:table-cell table:style-name="Table2.A2" office:value-type="string">
            <text:p text:style-name="P8">Flow of Events</text:p>
          </table:table-cell>
          <table:table-cell table:style-name="Table2.B2" office:value-type="string">
            <text:list xml:id="list1887611471" text:style-name="L4">
              <text:list-item>
                <text:p text:style-name="P16"/>
              </text:list-item>
            </text:list>
          </table:table-cell>
        </table:table-row>
        <table:table-row>
          <table:table-cell table:style-name="Table2.A2" office:value-type="string">
            <text:p text:style-name="P8">Entry Condition</text:p>
          </table:table-cell>
          <table:table-cell table:style-name="Table2.B2" office:value-type="string">
            <text:p text:style-name="P17"><text:span text:style-name="T5">Doctor must login into system successfully.</text:span></text:p>
            <text:p text:style-name="P27"><text:span text:style-name="T8">D</text:span><text:span text:style-name="T7">octor m</text:span><text:span text:style-name="T8">ust</text:span><text:span text:style-name="T7"> go to the R</text:span><text:span text:style-name="T8">eporting</text:span><text:span text:style-name="T7"> page via the main menu.</text:span></text:p>
          </table:table-cell>
        </table:table-row>
        <table:table-row>
          <table:table-cell table:style-name="Table2.A2" office:value-type="string">
            <text:p text:style-name="P8">Exit Condition</text:p>
          </table:table-cell>
          <table:table-cell table:style-name="Table2.B2" office:value-type="string">
            <text:list xml:id="list1136658458" text:style-name="L12">
              <text:list-item>
                <text:p text:style-name="P28"><text:span text:style-name="T6">After the reporting process is complete, </text:span><text:span text:style-name="T9">Doctor can press either on of the “back” or “logout” buttons on the corresponding page.</text:span></text:p>
              </text:list-item>
              <text:list-item>
                <text:p text:style-name="P28"><text:span text:style-name="T9">If the doctor presses “back”, it will return to the main menu. If the doctor presses “logout”, s/he will logout the system. Either way, it terminates the process.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8">Quality Requirements</text:p>
          </table:table-cell>
          <table:table-cell table:style-name="Table2.B2" office:value-type="string">
            <text:list xml:id="list307502044" text:style-name="L11">
              <text:list-item>
                <text:p text:style-name="P29"><text:span text:style-name="T6">The doctor should be able to successfully report the patients </text:span><text:span text:style-name="T10">s/he</text:span><text:span text:style-name="T6"> </text:span><text:soft-page-break/><text:span text:style-name="T6">wants.</text:span></text:p>
              </text:list-item>
              <text:list-item>
                <text:p text:style-name="P29"><text:span text:style-name="T6">After reporting, </text:span><text:span text:style-name="T10">doctor</text:span><text:span text:style-name="T6"> should see a message that the transaction was successful.</text:span></text:p>
              </text:list-item>
              <text:list-item>
                <text:p text:style-name="P26"><text:span text:style-name="T6">Reporting </text:span><text:span text:style-name="T12">processes </text:span><text:span text:style-name="T6">should not take more than five seconds.</text:span></text:p>
              </text:list-item>
              <text:list-item>
                <text:p text:style-name="P9">When the doctor presses back or exit, he should receive a message that the procedure is complete.</text:p>
              </text:list-item>
            </text:list>
          </table:table-cell>
        </table:table-row>
      </table:table>
      <text:p text:style-name="P4"><text:span text:style-name="T3"/></text:p>
      <text:p text:style-name="P4"><text:span text:style-name="T3"/></text:p>
      <text:p text:style-name="P4"><text:span text:style-name="T3"/></text:p>
      <text:list xml:id="list30535290175491" text:continue-list="list30535325610691" text:style-name="L1">
        <text:list-item>
          <text:p text:style-name="P3"/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Usecase Name</text:p>
          </table:table-cell>
          <table:table-cell table:style-name="Table3.B1" office:value-type="string">
            <text:p text:style-name="P8"><text:span text:style-name="T19">SearchPatient</text:span></text:p>
          </table:table-cell>
        </table:table-row>
        <table:table-row>
          <table:table-cell table:style-name="Table3.A2" office:value-type="string">
            <text:p text:style-name="P8">Participating Actor</text:p>
          </table:table-cell>
          <table:table-cell table:style-name="Table3.B2" office:value-type="string">
            <text:p text:style-name="P8">Initiated by Doctor</text:p>
          </table:table-cell>
        </table:table-row>
        <table:table-row>
          <table:table-cell table:style-name="Table3.A2" office:value-type="string">
            <text:p text:style-name="P8">Flow of Events</text:p>
          </table:table-cell>
          <table:table-cell table:style-name="Table3.B2" office:value-type="string">
            <text:list xml:id="list3503619106" text:style-name="L5">
              <text:list-item>
                <text:p text:style-name="P18"/>
              </text:list-item>
            </text:list>
          </table:table-cell>
        </table:table-row>
        <table:table-row>
          <table:table-cell table:style-name="Table3.A2" office:value-type="string">
            <text:p text:style-name="P8">Entry Condition</text:p>
          </table:table-cell>
          <table:table-cell table:style-name="Table3.B2" office:value-type="string">
            <text:p text:style-name="P17"><text:span text:style-name="T5">Doctor must login into system successfully.</text:span></text:p>
            <text:p text:style-name="P30"><text:span text:style-name="T8">D</text:span><text:span text:style-name="T7">octor m</text:span><text:span text:style-name="T8">ust</text:span><text:span text:style-name="T7"> go to the S</text:span><text:span text:style-name="T8">earch</text:span><text:span text:style-name="T7"> page via the main menu.</text:span></text:p>
          </table:table-cell>
        </table:table-row>
        <table:table-row>
          <table:table-cell table:style-name="Table3.A2" office:value-type="string">
            <text:p text:style-name="P8">Exit Condition</text:p>
          </table:table-cell>
          <table:table-cell table:style-name="Table3.B2" office:value-type="string">
            <text:list xml:id="list2634707927" text:style-name="L14">
              <text:list-item>
                <text:p text:style-name="P31"><text:span text:style-name="T6">Doctor press one of the "back" or "</text:span><text:span text:style-name="T7">logout</text:span><text:span text:style-name="T6">" </text:span><text:span text:style-name="T7">buttons</text:span><text:span text:style-name="T6"> on the corresponding page.</text:span></text:p>
              </text:list-item>
              <text:list-item>
                <text:p text:style-name="P31"><text:span text:style-name="T6">If the doctor presses “back”, it will return to the main menu. If the doctor </text:span><text:span text:style-name="T9">presses</text:span><text:span text:style-name="T6"> “</text:span><text:span text:style-name="T9">logout</text:span><text:span text:style-name="T6">”, </text:span><text:span text:style-name="T9">s/he</text:span><text:span text:style-name="T6"> will </text:span><text:span text:style-name="T9">logout</text:span><text:span text:style-name="T6"> the system. Either way, </text:span><text:span text:style-name="T9">it </text:span><text:span text:style-name="T6">terminate</text:span><text:span text:style-name="T9">s</text:span><text:span text:style-name="T6"> the process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8">Quality Requirements</text:p>
          </table:table-cell>
          <table:table-cell table:style-name="Table3.B2" office:value-type="string">
            <text:list xml:id="list3735780446" text:style-name="L10">
              <text:list-item>
                <text:p text:style-name="P32"><text:span text:style-name="T6">The doctor should be able to </text:span><text:span text:style-name="T10">search his/her patients and patients should be displayed with the correct information.</text:span></text:p>
              </text:list-item>
              <text:list-item>
                <text:p text:style-name="P32"><text:span text:style-name="T10">The doctor should see the previous appointments of the patient correctly.</text:span></text:p>
              </text:list-item>
              <text:list-item>
                <text:p text:style-name="P32"><text:span text:style-name="T10">Searching </text:span><text:span text:style-name="T14">processes</text:span><text:span text:style-name="T10"> should not take more than five seconds.</text:span></text:p>
              </text:list-item>
              <text:list-item>
                <text:p text:style-name="P10">When the doctor presses back or exit, he should receive a message that the procedure is complete.</text:p>
              </text:list-item>
            </text:list>
          </table:table-cell>
        </table:table-row>
      </table:table>
      <text:p text:style-name="P4"/>
      <text:list xml:id="list30535809574258" text:continue-list="list30535290175491" text:style-name="L1">
        <text:list-item>
          <text:p text:style-name="P3"/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Usecase Name</text:p>
          </table:table-cell>
          <table:table-cell table:style-name="Table4.B1" office:value-type="string">
            <text:p text:style-name="P17"><text:span text:style-name="T19">GivePescription</text:span></text:p>
          </table:table-cell>
        </table:table-row>
        <table:table-row>
          <table:table-cell table:style-name="Table4.A2" office:value-type="string">
            <text:p text:style-name="P8">Participating Actor</text:p>
          </table:table-cell>
          <table:table-cell table:style-name="Table4.B2" office:value-type="string">
            <text:p text:style-name="P8">Initiated by Doctor</text:p>
          </table:table-cell>
        </table:table-row>
        <table:table-row>
          <table:table-cell table:style-name="Table4.A2" office:value-type="string">
            <text:p text:style-name="P8">Flow of Events</text:p>
          </table:table-cell>
          <table:table-cell table:style-name="Table4.B2" office:value-type="string">
            <text:list xml:id="list862211568" text:style-name="L6">
              <text:list-item>
                <text:p text:style-name="P19"/>
              </text:list-item>
            </text:list>
          </table:table-cell>
        </table:table-row>
        <table:table-row>
          <table:table-cell table:style-name="Table4.A2" office:value-type="string">
            <text:p text:style-name="P8">Entry Condition</text:p>
          </table:table-cell>
          <table:table-cell table:style-name="Table4.B2" office:value-type="string">
            <text:p text:style-name="P17"><text:span text:style-name="T5">Doctor must login into system successfully.</text:span></text:p>
            <text:p text:style-name="P30"><text:span text:style-name="T8">D</text:span><text:span text:style-name="T7">octor m</text:span><text:span text:style-name="T8">ust</text:span><text:span text:style-name="T7"> go to the </text:span><text:span text:style-name="T13">Pescription</text:span><text:span text:style-name="T7"> page via the main menu.</text:span></text:p>
          </table:table-cell>
        </table:table-row>
        <table:table-row>
          <table:table-cell table:style-name="Table4.A2" office:value-type="string">
            <text:p text:style-name="P8">Exit Condition</text:p>
          </table:table-cell>
          <table:table-cell table:style-name="Table4.B2" office:value-type="string">
            <text:list xml:id="list4271449555" text:style-name="L15">
              <text:list-item>
                <text:p text:style-name="P33"><text:span text:style-name="T6">Doctor press one of the "back" or "</text:span><text:span text:style-name="T7">logout</text:span><text:span text:style-name="T6">" </text:span><text:span text:style-name="T7">buttons</text:span><text:span text:style-name="T6"> on the corresponding page.</text:span></text:p>
              </text:list-item>
              <text:list-item>
                <text:p text:style-name="P33"><text:span text:style-name="T6">If the doctor presses “back”, it will return to the main menu. If the doctor </text:span><text:span text:style-name="T9">presses</text:span><text:span text:style-name="T6"> “</text:span><text:span text:style-name="T9">logout</text:span><text:span text:style-name="T6">”, </text:span><text:span text:style-name="T9">s/he</text:span><text:span text:style-name="T6"> will </text:span><text:span text:style-name="T9">logout</text:span><text:span text:style-name="T6"> the system. Either way, </text:span><text:span text:style-name="T9">it </text:span><text:span text:style-name="T6">terminate</text:span><text:span text:style-name="T9">s</text:span><text:span text:style-name="T6"> the process.</text:span></text:p>
              </text:list-item>
            </text:list>
          </table:table-cell>
        </table:table-row>
        <text:soft-page-break/>
        <table:table-row>
          <table:table-cell table:style-name="Table4.A2" office:value-type="string">
            <text:p text:style-name="P8">Quality Requirements</text:p>
          </table:table-cell>
          <table:table-cell table:style-name="Table4.B2" office:value-type="string">
            <text:list xml:id="list139676121" text:style-name="L9">
              <text:list-item>
                <text:p text:style-name="P20">The doctor's prescription should be sent to the system correctly.</text:p>
              </text:list-item>
              <text:list-item>
                <text:p text:style-name="P21">The doctor should be able to see his/her prescription <text:span text:style-name="T19">both as a written with list, barcode and as a random generated code.</text:span></text:p>
              </text:list-item>
              <text:list-item>
                <text:p text:style-name="P34"><text:span text:style-name="T14">Perscription (sending) processes should not take more than five seconds.</text:span></text:p>
              </text:list-item>
              <text:list-item>
                <text:p text:style-name="P11"><text:span text:style-name="T14">When the doctor presses back or exit, he should receive a message that the procedure is complete.</text:span></text:p>
              </text:list-item>
            </text:list>
          </table:table-cell>
        </table:table-row>
      </table:table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list xml:id="list30536298340998" text:continue-list="list30535809574258" text:style-name="L1">
        <text:list-item>
          <text:p text:style-name="P3"><text:span text:style-name="T3"/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Usecase Name</text:p>
          </table:table-cell>
          <table:table-cell table:style-name="Table5.B1" office:value-type="string">
            <text:p text:style-name="P27"><text:span text:style-name="T11">R</text:span><text:span text:style-name="T12">egisterViaAdmin</text:span></text:p>
          </table:table-cell>
        </table:table-row>
        <table:table-row>
          <table:table-cell table:style-name="Table5.A2" office:value-type="string">
            <text:p text:style-name="P8">Participating Actor</text:p>
          </table:table-cell>
          <table:table-cell table:style-name="Table5.B2" office:value-type="string">
            <text:p text:style-name="P8">Initiated by Doctor, <text:span text:style-name="T26">Visitor and Administrator</text:span></text:p>
          </table:table-cell>
        </table:table-row>
        <table:table-row>
          <table:table-cell table:style-name="Table5.A2" office:value-type="string">
            <text:p text:style-name="P8">Flow of Events</text:p>
          </table:table-cell>
          <table:table-cell table:style-name="Table5.B2" office:value-type="string">
            <text:list xml:id="list2201633209" text:style-name="L7">
              <text:list-item>
                <text:p text:style-name="P22"/>
              </text:list-item>
            </text:list>
          </table:table-cell>
        </table:table-row>
        <table:table-row>
          <table:table-cell table:style-name="Table5.A2" office:value-type="string">
            <text:p text:style-name="P8">Entry Condition</text:p>
          </table:table-cell>
          <table:table-cell table:style-name="Table5.B2" office:value-type="string">
            <text:p text:style-name="P30"><text:span text:style-name="T8">Doctor or Visitor </text:span><text:span text:style-name="T7">m</text:span><text:span text:style-name="T8">ust</text:span><text:span text:style-name="T7"> go to the </text:span><text:span text:style-name="T13">Contact to Administrator</text:span><text:span text:style-name="T7"> page via the main menu.</text:span></text:p>
          </table:table-cell>
        </table:table-row>
        <table:table-row>
          <table:table-cell table:style-name="Table5.A2" office:value-type="string">
            <text:p text:style-name="P8">Exit Condition</text:p>
          </table:table-cell>
          <table:table-cell table:style-name="Table5.B2" office:value-type="string">
            <text:list xml:id="list594299146" text:style-name="L16">
              <text:list-item>
                <text:p text:style-name="P35"><text:span text:style-name="T6">Doctor press one of the "back" or "</text:span><text:span text:style-name="T7">logout</text:span><text:span text:style-name="T6">" </text:span><text:span text:style-name="T7">buttons</text:span><text:span text:style-name="T6"> on the corresponding page.</text:span></text:p>
              </text:list-item>
              <text:list-item>
                <text:p text:style-name="P35"><text:span text:style-name="T6">If the doctor presses “back”, it will return to the main menu. If the doctor </text:span><text:span text:style-name="T9">presses</text:span><text:span text:style-name="T6"> “</text:span><text:span text:style-name="T9">logout</text:span><text:span text:style-name="T6">”, </text:span><text:span text:style-name="T9">s/he</text:span><text:span text:style-name="T6"> will </text:span><text:span text:style-name="T9">logout</text:span><text:span text:style-name="T6"> the system. Either way, </text:span><text:span text:style-name="T9">it </text:span><text:span text:style-name="T6">terminate</text:span><text:span text:style-name="T9">s</text:span><text:span text:style-name="T6"> the process.</text:span></text:p>
              </text:list-item>
            </text:list>
          </table:table-cell>
        </table:table-row>
        <table:table-row>
          <table:table-cell table:style-name="Table5.A2" office:value-type="string">
            <text:p text:style-name="P8">Quality Requirements</text:p>
          </table:table-cell>
          <table:table-cell table:style-name="Table5.B2" office:value-type="string">
            <text:list xml:id="list568434376" text:style-name="L8">
              <text:list-item>
                <text:p text:style-name="P23"/>
              </text:list-item>
            </text:list>
          </table:table-cell>
        </table:table-row>
      </table:table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list xml:id="list30536185095162" text:continue-list="list30536298340998" text:style-name="L1">
        <text:list-item>
          <text:p text:style-name="P3"><text:span text:style-name="T3"/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Usecase Name</text:p>
          </table:table-cell>
          <table:table-cell table:style-name="Table6.B1" office:value-type="string">
            <text:p text:style-name="P17"><text:span text:style-name="T17"/></text:p>
          </table:table-cell>
        </table:table-row>
        <table:table-row>
          <table:table-cell table:style-name="Table6.A2" office:value-type="string">
            <text:p text:style-name="P8">Participating Actor</text:p>
          </table:table-cell>
          <table:table-cell table:style-name="Table6.B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8">Flow of Events</text:p>
          </table:table-cell>
          <table:table-cell table:style-name="Table6.B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8">Entry Condition</text:p>
          </table:table-cell>
          <table:table-cell table:style-name="Table6.B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8">Exit Condition</text:p>
          </table:table-cell>
          <table:table-cell table:style-name="Table6.B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8">Quality Requirements</text:p>
          </table:table-cell>
          <table:table-cell table:style-name="Table6.B2" office:value-type="string">
            <text:p text:style-name="P12"/>
          </table:table-cell>
        </table:table-row>
      </table:table>
      <text:p text:style-name="P4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04T03:05:35.086000000</dc:date>
    <meta:editing-duration>PT17M59S</meta:editing-duration>
    <meta:editing-cycles>4</meta:editing-cycles>
    <meta:document-statistic meta:table-count="6" meta:image-count="0" meta:object-count="0" meta:page-count="4" meta:paragraph-count="96" meta:word-count="672" meta:character-count="4015" meta:non-whitespace-character-count="3463"/>
  </office:meta>
</office:document-meta>
</file>